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20000037E326A005BBBA2F7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a8a8f" officeooo:paragraph-rsid="000a8a8f"/>
    </style:style>
    <style:style style:name="P2" style:family="paragraph" style:parent-style-name="Standard">
      <style:text-properties style:font-name="FreeMono" officeooo:rsid="000eba68" officeooo:paragraph-rsid="000eba68"/>
    </style:style>
    <style:style style:name="P3" style:family="paragraph" style:parent-style-name="Text_20_body">
      <style:text-properties officeooo:rsid="000a8a8f" officeooo:paragraph-rsid="000a8a8f"/>
    </style:style>
    <style:style style:name="P4" style:family="paragraph" style:parent-style-name="Text_20_body">
      <style:text-properties style:font-name="FreeMono" officeooo:rsid="000a8a8f" officeooo:paragraph-rsid="000a8a8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8.2701in" svg:height="7.5598in" draw:z-index="0"><draw:image xlink:href="Pictures/10000000000003D20000037E326A005BBBA2F7BD.png" xlink:type="simple" xlink:show="embed" xlink:actuate="onLoad" loext:mime-type="image/x-vclgraphic"/></draw:frame></text:p>
      <text:p text:style-name="P2">Executable:</text:p>
      <text:p text:style-name="P2"/>
      <text:p text:style-name="P1">https://onlinegdb.com/HJaie9W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tra Mono" svg:font-family="'Mitra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6:17:07.984760330</meta:creation-date>
    <dc:date>2019-05-21T16:52:50.908117182</dc:date>
    <meta:editing-duration>PT5M12S</meta:editing-duration>
    <meta:editing-cycles>1</meta:editing-cycles>
    <meta:document-statistic meta:table-count="0" meta:image-count="1" meta:object-count="0" meta:page-count="1" meta:paragraph-count="2" meta:word-count="2" meta:character-count="42" meta:non-whitespace-character-count="42"/>
    <meta:generator>LibreOffice/6.0.7.3$Linux_X86_64 LibreOffice_project/00m0$Build-3</meta:generator>
  </office:meta>
</office:document-meta>
</file>